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paragraph-properties fo:orphans="2" fo:widows="2"/>
      <style:text-properties fo:font-variant="normal" fo:text-transform="none" fo:color="#000000" style:font-name="Times New Roman" fo:font-size="14pt" fo:letter-spacing="normal" fo:font-style="normal" fo:font-weight="normal"/>
    </style:style>
    <style:style style:name="P2" style:family="paragraph" style:parent-style-name="Text_20_body" style:list-style-name="L2">
      <style:paragraph-properties fo:orphans="2" fo:widows="2"/>
      <style:text-properties fo:font-variant="normal" fo:text-transform="none" fo:color="#000000" style:font-name="Times New Roman" fo:font-size="14pt" fo:letter-spacing="normal" fo:font-style="normal" fo:font-weight="normal"/>
    </style:style>
    <style:style style:name="P3" style:family="paragraph" style:parent-style-name="Text_20_body" style:list-style-name="L3">
      <style:paragraph-properties fo:orphans="2" fo:widows="2"/>
      <style:text-properties fo:font-variant="normal" fo:text-transform="none" fo:color="#000000" style:font-name="Times New Roman" fo:font-size="14pt" fo:letter-spacing="normal" fo:font-style="normal" fo:font-weight="normal"/>
    </style:style>
    <style:style style:name="P4" style:family="paragraph" style:parent-style-name="Text_20_body" style:list-style-name="L4">
      <style:paragraph-properties fo:orphans="2" fo:widows="2"/>
      <style:text-properties fo:font-variant="normal" fo:text-transform="none" fo:color="#000000" style:font-name="Times New Roman" fo:font-size="14pt" fo:letter-spacing="normal" fo:font-style="normal" fo:font-weight="normal"/>
    </style:style>
    <style:style style:name="P5"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style:style>
    <style:style style:name="P6"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font-style="normal" fo:font-weight="normal"/>
    </style:style>
    <style:style style:name="P7"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font-style="normal" fo:font-weight="bold"/>
    </style:style>
    <style:style style:name="P8"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bold"/>
    </style:style>
    <style:style style:name="P9"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style:text-underline-style="solid" style:text-underline-width="auto" style:text-underline-color="font-color" fo:font-weight="bold"/>
    </style:style>
    <style:style style:name="P10" style:family="paragraph" style:parent-style-name="Text_20_body">
      <style:paragraph-properties fo:margin-left="0in" fo:margin-right="0in" fo:orphans="2" fo:widows="2" fo:text-indent="0in" style:auto-text-indent="false"/>
      <style:text-properties fo:font-variant="normal" fo:text-transform="none" fo:color="#000000" fo:letter-spacing="normal"/>
    </style:style>
    <style:style style:name="P11" style:family="paragraph" style:parent-style-name="Text_20_body">
      <style:paragraph-properties fo:margin-left="0in" fo:margin-right="0in" fo:text-align="center" style:justify-single-word="false" fo:orphans="2" fo:widows="2" fo:text-indent="0in" style:auto-text-indent="false"/>
    </style:style>
    <style:style style:name="P12" style:family="paragraph" style:parent-style-name="Text_20_body" style:list-style-name="L1">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13" style:family="paragraph" style:parent-style-name="Text_20_body" style:list-style-name="L2">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14" style:family="paragraph" style:parent-style-name="Text_20_body" style:list-style-name="L3">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15" style:family="paragraph" style:parent-style-name="Text_20_body" style:list-style-name="L4">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T1" style:family="text">
      <style:text-properties fo:font-weight="bold"/>
    </style:style>
    <style:style style:name="T2" style:family="text">
      <style:text-properties style:text-position="33% 80%"/>
    </style:style>
    <style:style style:name="T3" style:family="text">
      <style:text-properties fo:font-style="italic"/>
    </style:style>
    <style:style style:name="T4" style:family="text">
      <style:text-properties style:font-name="Times New Roman" fo:font-size="14pt" fo:font-style="italic" fo:font-weight="normal"/>
    </style:style>
    <style:style style:name="T5" style:family="text">
      <style:text-properties style:font-name="Times New Roman" fo:font-size="14pt" fo:font-style="normal" fo:font-weight="normal"/>
    </style:style>
    <style:style style:name="T6" style:family="text">
      <style:text-properties fo:font-variant="normal" fo:text-transform="none" fo:color="#000000" style:font-name="Times New Roman" fo:font-size="14pt" fo:letter-spacing="normal" fo:font-style="normal" fo:font-weight="normal"/>
    </style:style>
    <style:style style:name="T7" style:family="text">
      <style:text-properties fo:font-variant="normal" fo:text-transform="none" fo:color="#000000" style:font-name="Times New Roman" fo:font-size="14pt" fo:letter-spacing="normal" fo:font-style="normal" fo:font-weight="bol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OSC 2415 - Data Structures</text:span><text:line-break/><text:span text:style-name="T1">Bob Comer, Professor of Computer Studies</text:span></text:p>
      <text:p text:style-name="Horizontal_20_Line"/>
      <text:p text:style-name="P7">Program 3 - Recursion &amp; Set ADT</text:p>
      <text:p text:style-name="P5">This assignment will have 2 parts. In the first part, you will implement a simple recursive function and test it. In the second part, you will implement a set class template using an array.</text:p>
      <text:p text:style-name="P9">Part I (30% of grade)</text:p>
      <text:p text:style-name="P5">Be sure to read through Chapter 2 in your textbook before starting this part of the assignment.</text:p>
      <text:p text:style-name="P5">Write a recursive function that calculates and returns a<text:span text:style-name="T2">n</text:span>, where a is a real number and n is a integer. Remember that for all <text:span text:style-name="T3">a</text:span>:<text:line-break/><text:line-break/>     a<text:span text:style-name="T2">0</text:span> is 1 </text:p>
      <text:p text:style-name="P5">A recursive mathematical definition for the exponentiation function is:<text:line-break/><text:line-break/>     For n = 0, a<text:span text:style-name="T2">n</text:span> = 1<text:line-break/><text:line-break/>     For n &gt; 0, a<text:span text:style-name="T2">n</text:span> = a x a<text:span text:style-name="T2">n - 1</text:span></text:p>
      <text:p text:style-name="P5">Note: We are not going to worry about the case where the exponent <text:span text:style-name="T3">n</text:span> is negative. For a negative value of <text:span text:style-name="T3">n</text:span>, your function should return 1.</text:p>
      <text:p text:style-name="P5">Your function prototype should be:<text:line-break/><text:line-break/>     double power(double a, int n);</text:p>
      <text:p text:style-name="P10"> <text:span text:style-name="T4">pow()</text:span><text:span text:style-name="T5"> that performs this calculation. Your </text:span><text:span text:style-name="T4">power()</text:span><text:span text:style-name="T5"> function should return the same value as </text:span><text:span text:style-name="T4">pow()</text:span><text:span text:style-name="T5"> for non-negative exponent values. Obviously, you cannnot use the </text:span><text:span text:style-name="T4">pow</text:span><text:span text:style-name="T5"> function in your </text:span><text:span text:style-name="T4">power</text:span><text:span text:style-name="T5"> function. You must do your own recursive calculations.</text:span></text:p>
      <text:p text:style-name="P9">Part II (70% of grade)</text:p>
      <text:p text:style-name="P5">Be sure to read through Chapter 3 of the textbook before you start this part of the assignment.</text:p>
      <text:p text:style-name="P5"><text:soft-page-break/>For this part, you will implement a set ADT. A set is like a bag, except that duplicate entries are not allowed in a set.</text:p>
      <text:p text:style-name="P8">Objectives</text:p>
      <text:list xml:id="list8450747466309678993" text:style-name="L1">
        <text:list-item>
          <text:p text:style-name="P12">Practice using arrays inside class objects.</text:p>
        </text:list-item>
        <text:list-item>
          <text:p text:style-name="P1">Practice implementing an ADT with an interface and class templates.</text:p>
        </text:list-item>
      </text:list>
      <text:p text:style-name="P8">Summary</text:p>
      <text:p text:style-name="P5">A set has the same operations as a bag except as noted below. Use the BagInterface and ArrayBag class templates from Chapter 3 section 3.2 of the textbook as models for your set ADT implementation. The files you need to get started are in Blackboard.</text:p>
      <text:p text:style-name="P5">The required changes for the set operations are:</text:p>
      <text:list xml:id="list1886787461236867611" text:style-name="L2">
        <text:list-item>
          <text:p text:style-name="P13">Add operation - Duplicate entries are not allowed in a set. If you add an entry that is already in the set, the set is not updated, but the operation is considered successful. If you add an entry that is not currently in the set, the entry needs to be added and the count of items in the set incremented by one. If the entry cannot be added for any reason, the operation fails.</text:p>
        </text:list-item>
        <text:list-item>
          <text:p text:style-name="P13">Get frequency of operation - Delete this operation. Since duplicate entries are not allowed, the only possible results are zero or one. This information is already provided by the contains operation.</text:p>
        </text:list-item>
        <text:list-item>
          <text:p text:style-name="P13">You will provide a default constructor that initializes the set to an empty set (like the bag constructor).</text:p>
        </text:list-item>
        <text:list-item>
          <text:p text:style-name="P2">Add a second constructor that has 2 parameters - an array of ItemType elements, and a count of the number of elements in the array. Use the array elements to initialize the set.</text:p>
        </text:list-item>
      </text:list>
      <text:p text:style-name="P8">Requirements</text:p>
      <text:list xml:id="list5753144688003371213" text:style-name="L3">
        <text:list-item>
          <text:p text:style-name="P14">Vectors are used in the toVector() method of the class, and in the driver program that tests the class. Do not use vectors anywhere else. The main objective of this assignment is to use arrays inside class objects.</text:p>
        </text:list-item>
        <text:list-item>
          <text:p text:style-name="P14">Do not use any C++ templates from the STL except as noted in Requirement 1.</text:p>
        </text:list-item>
        <text:list-item>
          <text:p text:style-name="P3">You are encouraged to reuse class methods by calling them from other class methods (where appropriate). If you already have a tested method in your class that will do what you need, use it instead of copying the code to your new method.</text:p>
        </text:list-item>
      </text:list>
      <text:p text:style-name="P8"><text:soft-page-break/>Set Interface</text:p>
      <text:p text:style-name="P5">Create an interface for your ADT called <text:span text:style-name="T3">SetInterface</text:span>. Be sure to include the changes listed above that need to be included in the interface. Use the <text:span text:style-name="T3">BagInterface</text:span> class template as a model for your interface. You must include updated documentation for your set interface operations (methods) similar to the documentation in the <text:span text:style-name="T3">BagInterface</text:span> file.</text:p>
      <text:p text:style-name="P8">Set Implementation using arrays</text:p>
      <text:p text:style-name="P5">Create a class template called <text:span text:style-name="T3">ArraySet</text:span> to implement your ADT. You can combine the class template definition and class template implementation in a single header file (as I did in the example Bag code provided). Be sure to include the changes listed above that need to be included in the <text:span text:style-name="T3">ArraySet</text:span> class template.</text:p>
      <text:p text:style-name="P8">Programming Assignment Deliverables</text:p>
      <text:p text:style-name="P5">When you have completed and tested parts I and II of the assignment, submit the following files:</text:p>
      <text:list xml:id="list5711859909888080630" text:style-name="L4">
        <text:list-item>
          <text:p text:style-name="P15">driver and recursive function for part I</text:p>
        </text:list-item>
        <text:list-item>
          <text:p text:style-name="P15">your driver for part II</text:p>
        </text:list-item>
        <text:list-item>
          <text:p text:style-name="P15">SetInterface.h</text:p>
        </text:list-item>
        <text:list-item>
          <text:p text:style-name="P15">ArraySet.h</text:p>
        </text:list-item>
        <text:list-item>
          <text:p text:style-name="P4">ArraySet.cpp (only if you decided to split the code into 2 files)</text:p>
        </text:list-item>
      </text:list>
      <text:p text:style-name="P5"><text:span text:style-name="T1">Important:</text:span> Only send me files that contain C++ code. Do not send me executable files, project or make files, object code files, etc.</text:p>
      <text:p text:style-name="P5">You may want to create a zipped folder containing your files and attach it to your email.</text:p>
      <text:p text:style-name="P5">The Subject line of your email should be something like "Program 3 Submission".</text:p>
      <text:p text:style-name="P11"><text:a xlink:type="simple" xlink:href="https://acconline.austincc.edu/bbcswebdav/pid-9721888-dt-content-rid-20106000_1/courses/217S-18736-COSC-2436-002/index.htm" text:style-name="Internet_20_link" text:visited-style-name="Visited_20_Internet_20_Link"><text:span text:style-name="T6"/></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10:25:51.914060899</meta:creation-date>
    <dc:date>2017-04-19T10:27:19.385760611</dc:date>
    <meta:editing-duration>PT1M27S</meta:editing-duration>
    <meta:editing-cycles>1</meta:editing-cycles>
    <meta:document-statistic meta:table-count="0" meta:image-count="0" meta:object-count="0" meta:page-count="3" meta:paragraph-count="41" meta:word-count="801" meta:character-count="4497" meta:non-whitespace-character-count="3725"/>
    <meta:generator>LibreOffice/5.1.6.2$Linux_X86_64 LibreOffice_project/10m0$Build-2</meta:generator>
  </office:meta>
</office:document-meta>
</file>